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P8" style:family="paragraph" style:parent-style-name="Standard">
      <style:text-properties officeooo:rsid="0012258d" officeooo:paragraph-rsid="0012258d"/>
    </style:style>
    <style:style style:name="P9" style:family="paragraph" style:parent-style-name="Standard">
      <style:text-properties officeooo:rsid="0012507a" officeooo:paragraph-rsid="0012507a"/>
    </style:style>
    <style:style style:name="T1" style:family="text">
      <style:text-properties officeooo:rsid="000c6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text:p text:style-name="P7"/>
      <text:p text:style-name="P8">git reset:</text:p>
      <text:p text:style-name="P8">Now you have made some changes to a file and have staged this file. But suddenly you realize the files is not ready to be commited yet, but the file has already been staged. In this case , we use the git reset command. This command is used to unstage files which are already staged. This command is of the form </text:p>
      <text:p text:style-name="P8">'git reset &lt;filename&gt;'.</text:p>
      <text:p text:style-name="P8"></text:p>
      <text:p text:style-name="P9">git diff:</text:p>
      <text:p text:style-name="P9">Before commiting , it is good to know what changes we have to the files. To accomplish this, the 'git diff' command is used. When we use the git diff command , we can see the changes made from the version of the files present in the previous commit. The git diff command has different forms.</text:p>
      <text:p text:style-name="P9">'git diff' : It tells us the changes made in the files which are unstaged.</text:p>
      <text:p text:style-name="P9">'git diff --staged': It tells us the changes made in the files which have been staged.</text:p>
      <text:p text:style-name="P9">'git diff HEAD': It tells us the changes made in all the files when compared with the last commit.</text:p>
      <text:p text:style-name="P9">The HEAD is a pointer that holds your position within all your different commits. By default HEAD points to your most recent commit.</text:p>
      <text:p text:style-name="P9"/>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2:28:04.885413907</dc:date>
    <meta:editing-duration>PT1H22M32S</meta:editing-duration>
    <meta:editing-cycles>8</meta:editing-cycles>
    <meta:generator>LibreOffice/4.2.8.2$Linux_X86_64 LibreOffice_project/420m0$Build-2</meta:generator>
    <meta:document-statistic meta:table-count="0" meta:image-count="0" meta:object-count="0" meta:page-count="3" meta:paragraph-count="59" meta:word-count="983" meta:character-count="5510" meta:non-whitespace-character-count="4521"/>
  </office:meta>
</office:document-meta>
</file>